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c30a" officeooo:paragraph-rsid="0018c30a" style:font-weight-asian="bold" style:font-weight-complex="bold"/>
    </style:style>
    <style:style style:name="P2" style:family="paragraph" style:parent-style-name="Standard">
      <style:text-properties fo:font-weight="normal" officeooo:rsid="0018c30a" officeooo:paragraph-rsid="0018c30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ising the phonological and morphological analysis of Old Church Slavonic </text:p>
      <text:p text:style-name="P1"/>
      <text:p text:style-name="P2">How can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15:09:50.880609202</meta:creation-date>
    <dc:date>2026-02-28T15:17:55.356247333</dc:date>
    <meta:editing-duration>PT8M5S</meta:editing-duration>
    <meta:editing-cycles>1</meta:editing-cycles>
    <meta:document-statistic meta:table-count="0" meta:image-count="0" meta:object-count="0" meta:page-count="1" meta:paragraph-count="2" meta:word-count="12" meta:character-count="89" meta:non-whitespace-character-count="77"/>
    <meta:generator>LibreOffice/25.8.4.2$Linux_X86_64 LibreOffice_project/580$Build-2</meta:generator>
  </office:meta>
</office:document-meta>
</file>